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2" style:display-name="P2" style:parent-style-name="Preformatted-Text">
      <style:paragraph-properties fo:text-indent="0in" fo:margin-left="0in" fo:margin-right="0in" fo:margin-top="0in" fo:margin-bottom="0in"/>
      <style:text-properties style:font-name="Times New Roman" fo:font-size="12pt"/>
    </style:style>
    <style:style style:family="paragraph" style:name="P3" style:display-name="P3" style:parent-style-name="Preformatted-Text">
      <style:paragraph-properties fo:text-align="left" fo:text-indent="0in" fo:margin-left="0in" fo:margin-right="0in" fo:margin-top="0in" fo:margin-bottom="0in" style:writing-mode="lr"/>
      <style:text-properties style:font-name="Times New Roman" fo:font-size="12pt"/>
    </style:style>
    <style:style style:family="paragraph" style:name="P1" style:display-name="P1" style:parent-style-name="Preformatted-Text">
      <style:text-properties style:font-name="Times New Roman" fo:font-size="12pt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Normal">Bibliografie.</text:p>
        <text:p text:style-name="Normal"/>
        <text:p text:style-name="Normal">[1] Wann, J. and Mon-Williams, M. (1996) What does virtual reality NEED?: human factors issues in the design of three-dimensional computer environments. International Journal of Human-Computer </text:p>
        <text:p text:style-name="Normal">Studies 44, 829-847.</text:p>
        <text:p text:style-name="P1">[2]Knud Illeris,Adult Education and Adult Learning, publisher:Krieger Publishing Company, 2004</text:p>
        <text:p text:style-name="P1">[3]Frederic Vester , Denken, Lernen, Vergessen - Invatare, Intelegere, Uitare,</text:p>
        <text:p text:style-name="P2">publisher: DTV, 1998</text:p>
        <text:p text:style-name="P2">[4]Sursa Web, publisher:Comunitatea Coin3D, <text:a xlink:href="https://bitbucket.org/Coin3D/coin/wiki/IntroductionToCoin3D">https://bitbucket.org/Coin3D/coin/wiki/IntroductionToCoin3D</text:a> (data preluării 2.02.2013)</text:p>
        <text:p text:style-name="P2">[5]Sursa Web, publisher: Hungry Programmers; <text:a xlink:href="http://web.archive.org/web/20120723010742/http://lesstif.sourceforge.net/">http://web.archive.org/web/20120723010742/http://lesstif.sourceforge.net/</text:a> (data preluării 10.03.2013) </text:p>
        <text:p text:style-name="P2">[6] David Nadeau, The Inventor Mentor:Programming ObjectOriented 3D Graphics </text:p>
        <text:p text:style-name="P2">with Open Inventor,Release 2</text:p>
        <text:p text:style-name="P3">[7] Sursa Web; publicat de : MathWorks; http://www.mathworks.com/help/sl3d/vrml.html#f2-30068 (data preluării 01.05.2013)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  <style:font-face style:name="DejaVu Sans Mono" svg:font-family="DejaVu Sans Mono"/>
  </office:font-face-decls>
  <office:styles>
    <style:default-style style:family="paragraph">
      <style:paragraph-properties style:tab-stop-distance="0.2917in"/>
    </style:default-style>
    <style:style style:family="text" style:name="Internet-link-text" style:display-name="Internet link_text" style:next-style-name="Internet-link-text">
      <style:text-properties fo:color="#000080" style:text-underline-type="single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Normal" style:display-name="Normal">
      <style:paragraph-properties style:writing-mode="lr"/>
      <style:text-properties style:font-name="Times New Roman" fo:font-size="12pt" fo:language="en" fo:country="US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Arial" fo:font-size="14pt"/>
    </style:style>
    <style:style style:family="paragraph" style:name="Text-body" style:display-name="Text body" style:parent-style-name="Normal" style:next-style-name="Text-body">
      <style:paragraph-properties fo:margin-top="0in" fo:margin-bottom="0.0835in"/>
    </style:style>
    <style:style style:family="paragraph" style:name="Preformatted-Text" style:display-name="Preformatted Text" style:parent-style-name="Normal" style:next-style-name="Preformatted-Text">
      <style:paragraph-properties fo:margin-top="0in" fo:margin-bottom="0in"/>
      <style:text-properties style:font-name="DejaVu Sans Mono" fo:font-size="10pt"/>
    </style:style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3-09-04T13:20:35</meta:creation-date>
    <dc:date>2013-09-08T20:42:30</dc:date>
  </office:meta>
</office:document-meta>
</file>